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ntakt</text:p>
      <text:p text:style-name="Standard"/>
      <text:p text:style-name="Standard">håkan 070 464 74 31</text:p>
      <text:p text:style-name="Standard"/>
      <text:p text:style-name="Standard">patrik 070 256 50 66</text:p>
      <text:p text:style-name="Standard"/>
      <text:p text:style-name="Standard">pontus.. kommer</text:p>
      <text:p text:style-name="Standard"/>
      <text:p text:style-name="Standard"/>
      <text:p text:style-name="Standard">registrera konto på github.</text:p>
      <text:p text:style-name="Standard"/>
      <text:p text:style-name="Standard">Using System – namespace, importerar alla klasser inom System</text:p>
      <text:p text:style-name="Standard"/>
      <text:p text:style-name="Standard">if sats shorter: svedala &lt; jukka ? ”svedala” : ”jukka”;</text:p>
      <text:p text:style-name="Standard"/>
      <text:p text:style-name="Standard">for loopar kan vara flexibla:</text:p>
      <text:p text:style-name="Standard">if satsen är flexibel</text:p>
      <text:p text:style-name="Standard"/>
      <text:p text:style-name="Standard">for (int i = 0; i &lt; tal &amp;&amp; tal &lt; 100; i++)</text:p>
      <text:p text:style-name="Standard"/>
      <text:p text:style-name="Standard">Exceptions. Undvika base klassen Exception</text:p>
      <text:p text:style-name="Standard">Använd rätt exception, meddela användaren, logga till fil på disk</text:p>
      <text:p text:style-name="Standard"/>
      <text:p text:style-name="Standard">finally {} bra att ha vid databaser, då det är viktigt att stänga databaser efter användn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3T08:45:18.93</meta:creation-date>
    <dc:date>2017-06-13T15:53:55.65</dc:date>
    <dc:creator>Niklas Johansson</dc:creator>
    <meta:editing-duration>PT37M3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3" meta:word-count="89" meta:character-count="496"/>
  </office:meta>
</office:document-meta>
</file>